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be566" officeooo:paragraph-rsid="001be566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&gt; delimiter //</text:p>
      <text:p text:style-name="P1">mysql&gt; create procedure checkoddoreven(in input_number int)</text:p>
      <text:p text:style-name="P1"><text:s text:c="4"/>-&gt; begin</text:p>
      <text:p text:style-name="P1"><text:s text:c="4"/>-&gt; if mod(input_number,2)=0 then</text:p>
      <text:p text:style-name="P1"><text:s text:c="4"/>-&gt; select 'even' as result;</text:p>
      <text:p text:style-name="P1"><text:s text:c="4"/>-&gt; else</text:p>
      <text:p text:style-name="P1"><text:s text:c="4"/>-&gt; select 'odd' as result;</text:p>
      <text:p text:style-name="P1"><text:s text:c="4"/>-&gt; end if;</text:p>
      <text:p text:style-name="P1"><text:s text:c="4"/>-&gt; end //</text:p>
      <text:p text:style-name="P1">Query OK, 0 rows affected (0.00 sec)</text:p>
      <text:p text:style-name="P1"/>
      <text:p text:style-name="P1">mysql&gt; delimiter ;</text:p>
      <text:p text:style-name="P1">mysql&gt; call checkoddoreven(2);</text:p>
      <text:p text:style-name="P1">+--------+</text:p>
      <text:p text:style-name="P1">| result |</text:p>
      <text:p text:style-name="P1">+--------+</text:p>
      <text:p text:style-name="P1">| even <text:s text:c="2"/>|</text:p>
      <text:p text:style-name="P1">+--------+</text:p>
      <text:p text:style-name="P1">1 row in set (0.00 sec)</text:p>
      <text:p text:style-name="P1"/>
      <text:p text:style-name="P1">Query OK, 0 rows affected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9T15:34:19.716034292</meta:creation-date>
    <dc:date>2024-03-19T15:35:16.218355837</dc:date>
    <meta:editing-duration>PT57S</meta:editing-duration>
    <meta:editing-cycles>1</meta:editing-cycles>
    <meta:document-statistic meta:table-count="0" meta:image-count="0" meta:object-count="0" meta:page-count="1" meta:paragraph-count="19" meta:word-count="71" meta:character-count="418" meta:non-whitespace-character-count="339"/>
    <meta:generator>LibreOffice/5.1.6.2$Linux_X86_64 LibreOffice_project/10m0$Build-2</meta:generator>
  </office:meta>
</office:document-meta>
</file>